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1">
          <table:table-cell table:style-name="ce2" office:value-type="date" office:date-value="2020-06-03" calcext:value-type="date">
            <text:p>03/06/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36]; [.C136]-[.B136]; &quot;&quot;)" office:value-type="time" office:time-value="PT05H40M00S" calcext:value-type="time">
            <text:p>05:40</text:p>
          </table:table-cell>
          <table:table-cell office:value-type="string" calcext:value-type="string">
            <text:p>* Report: Apply Sid’s remarks</text:p>
            <text:p>* Read up on COP and further JOP approaches</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6H20M00S" calcext:value-type="time">
            <text:p>16:20</text:p>
          </table:table-cell>
          <table:table-cell table:formula="of:=IF([.C137]; [.C137]-[.B137]; &quot;&quot;)" office:value-type="time" office:time-value="PT02H40M00S" calcext:value-type="time">
            <text:p>02:40</text:p>
          </table:table-cell>
          <table:table-cell office:value-type="string" calcext:value-type="string">
            <text:p>* Report: Rework JOP section to reflect different approaches</text:p>
            <text:p>* Create JOP control flow graphics for report</text:p>
          </table:table-cell>
          <table:table-cell table:formula="of:=[.D136]+[.D13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11:34:45.426297854">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03T16:24:45.838120943</dc:date>
    <meta:editing-cycles>229</meta:editing-cycles>
    <meta:editing-duration>P9DT14H47M24S</meta:editing-duration>
    <meta:generator>LibreOffice/6.4.4.2$Linux_X86_64 LibreOffice_project/40$Build-2</meta:generator>
    <meta:document-statistic meta:table-count="1" meta:cell-count="823" meta:object-count="0"/>
  </office:meta>
</office:document-meta>
</file>